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33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2.0646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689in"/>
    </style:style>
    <style:style style:name="co7" style:family="table-column">
      <style:table-column-properties fo:break-before="auto" style:column-width="2.5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Rs-components id</text:p>
          </table:table-cell>
          <table:table-cell office:value-type="string">
            <text:p>prijs rs/stuk</text:p>
          </table:table-cell>
          <table:table-cell office:value-type="string">
            <text:p>tot</text:p>
          </table:table-cell>
          <table:table-cell office:value-type="string">
            <text:p>notiti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ansistor</text:p>
          </table:table-cell>
          <table:table-cell office:value-type="string">
            <text:p>BC547C</text:p>
          </table:table-cell>
          <table:table-cell office:value-type="string">
            <text:p>545-2248</text:p>
          </table:table-cell>
          <table:table-cell office:value-type="float" office:value="0.07">
            <text:p>0.07</text:p>
          </table:table-cell>
          <table:table-cell table:formula="of:=[.A3]*[.E3]" office:value-type="float" office:value="0.14">
            <text:p>0.14</text:p>
          </table:table-cell>
          <table:table-cell office:value-type="string">
            <text:p>464-019: 100 stuks voor 0,044/stu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2X16DIGIT-DISPLAY</text:p>
          </table:table-cell>
          <table:table-cell office:value-type="string">
            <text:p>720-0207</text:p>
          </table:table-cell>
          <table:table-cell office:value-type="float" office:value="5.11">
            <text:p>5.11</text:p>
          </table:table-cell>
          <table:table-cell table:formula="of:=[.A4]*[.E4]" office:value-type="float" office:value="5.11">
            <text:p>5.1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C1</text:p>
          </table:table-cell>
          <table:table-cell office:value-type="string">
            <text:p>ATMEGA168-20PU</text:p>
          </table:table-cell>
          <table:table-cell office:value-type="string">
            <text:p>738-0366</text:p>
          </table:table-cell>
          <table:table-cell office:value-type="float" office:value="4.76">
            <text:p>4.76</text:p>
          </table:table-cell>
          <table:table-cell table:formula="of:=[.A5]*[.E5]" office:value-type="float" office:value="4.76">
            <text:p>4.7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28W DIL-SOCKET</text:p>
          </table:table-cell>
          <table:table-cell office:value-type="string">
            <text:p>801-768</text:p>
          </table:table-cell>
          <table:table-cell office:value-type="float" office:value="0.232">
            <text:p>0.232</text:p>
          </table:table-cell>
          <table:table-cell table:formula="of:=[.A6]*[.E6]" office:value-type="float" office:value="0.232">
            <text:p>0.23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1, P2, P7, U3</text:p>
          </table:table-cell>
          <table:table-cell office:value-type="string">
            <text:p>Pin Headers</text:p>
          </table:table-cell>
          <table:table-cell office:value-type="string">
            <text:p>251-8632</text:p>
          </table:table-cell>
          <table:table-cell office:value-type="float" office:value="1.056">
            <text:p>1.056</text:p>
          </table:table-cell>
          <table:table-cell table:formula="of:=[.A7]*[.E7]" office:value-type="float" office:value="1.056">
            <text:p>1.05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, R2</text:p>
          </table:table-cell>
          <table:table-cell office:value-type="string">
            <text:p>680 ohm weerstand</text:p>
          </table:table-cell>
          <table:table-cell office:value-type="string">
            <text:p>707-7656</text:p>
          </table:table-cell>
          <table:table-cell office:value-type="float" office:value="0.019">
            <text:p>0.019</text:p>
          </table:table-cell>
          <table:table-cell table:formula="of:=[.A8]*[.E8]" office:value-type="float" office:value="0.038">
            <text:p>0.03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W1..4</text:p>
          </table:table-cell>
          <table:table-cell office:value-type="string">
            <text:p>PUSHPUTTON Apem DTS24</text:p>
          </table:table-cell>
          <table:table-cell office:value-type="string">
            <text:p>378-6763</text:p>
          </table:table-cell>
          <table:table-cell office:value-type="float" office:value="0.458">
            <text:p>0.458</text:p>
          </table:table-cell>
          <table:table-cell table:formula="of:=[.A9]*[.E9]" office:value-type="float" office:value="1.832">
            <text:p>1.83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W5</text:p>
          </table:table-cell>
          <table:table-cell office:value-type="string">
            <text:p>JOYSTICK Alps <text:s/>SKQUCAA010</text:p>
          </table:table-cell>
          <table:table-cell office:value-type="string">
            <text:p>516-316</text:p>
          </table:table-cell>
          <table:table-cell office:value-type="float" office:value="2.46">
            <text:p>2.46</text:p>
          </table:table-cell>
          <table:table-cell table:formula="of:=[.A10]*[.E10]" office:value-type="float" office:value="2.46">
            <text:p>2.4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1, U2</text:p>
          </table:table-cell>
          <table:table-cell office:value-type="string">
            <text:p>100nF</text:p>
          </table:table-cell>
          <table:table-cell office:value-type="string">
            <text:p>721-5240</text:p>
          </table:table-cell>
          <table:table-cell office:value-type="float" office:value="0.065">
            <text:p>0.065</text:p>
          </table:table-cell>
          <table:table-cell table:formula="of:=[.A11]*[.E11]" office:value-type="float" office:value="0.13">
            <text:p>0.1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100uF</text:p>
          </table:table-cell>
          <table:table-cell office:value-type="string">
            <text:p>711-0930</text:p>
          </table:table-cell>
          <table:table-cell office:value-type="float" office:value="0.027">
            <text:p>0.027</text:p>
          </table:table-cell>
          <table:table-cell table:formula="of:=[.A12]*[.E12]" office:value-type="float" office:value="0.027">
            <text:p>0.02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plastic buttoncap black</text:p>
          </table:table-cell>
          <table:table-cell office:value-type="string">
            <text:p>378-6943  </text:p>
          </table:table-cell>
          <table:table-cell office:value-type="float" office:value="0.109">
            <text:p>0.109</text:p>
          </table:table-cell>
          <table:table-cell table:formula="of:=[.A13]*[.E13]" office:value-type="float" office:value="0.327">
            <text:p>0.32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lastic buttoncap red</text:p>
          </table:table-cell>
          <table:table-cell office:value-type="string">
            <text:p>378-6937 </text:p>
          </table:table-cell>
          <table:table-cell office:value-type="float" office:value="0.109">
            <text:p>0.109</text:p>
          </table:table-cell>
          <table:table-cell table:formula="of:=[.A14]*[.E14]" office:value-type="float" office:value="0.109">
            <text:p>0.10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CERAMIC_FILTER</text:p>
          </table:table-cell>
          <table:table-cell office:value-type="string">
            <text:p>526-6154  </text:p>
          </table:table-cell>
          <table:table-cell office:value-type="float" office:value="0.53">
            <text:p>0.53</text:p>
          </table:table-cell>
          <table:table-cell table:formula="of:=[.A15]*[.E15]" office:value-type="float" office:value="0.53">
            <text:p>0.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Joystick cap, 3D printed</text:p>
          </table:table-cell>
          <table:table-cell/>
          <table:table-cell office:value-type="float" office:value="1">
            <text:p>1</text:p>
          </table:table-cell>
          <table:table-cell table:formula="of:=[.A16]*[.E16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crylic front 90x80cm</text:p>
          </table:table-cell>
          <table:table-cell/>
          <table:table-cell office:value-type="float" office:value="1.5">
            <text:p>1.5</text:p>
          </table:table-cell>
          <table:table-cell table:formula="of:=[.A17]*[.E17]"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4-way flatcable, 1 mtr</text:p>
          </table:table-cell>
          <table:table-cell office:value-type="string">
            <text:p>105-5281</text:p>
          </table:table-cell>
          <table:table-cell table:formula="of:=3.801/2" office:value-type="float" office:value="1.9005">
            <text:p>1.9005</text:p>
          </table:table-cell>
          <table:table-cell table:formula="of:=[.A18]*[.E18]" office:value-type="float" office:value="1.9005">
            <text:p>1.900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Header, MTA100</text:p>
          </table:table-cell>
          <table:table-cell office:value-type="string">
            <text:p>680-1799</text:p>
          </table:table-cell>
          <table:table-cell office:value-type="float" office:value="0.304">
            <text:p>0.304</text:p>
          </table:table-cell>
          <table:table-cell table:formula="of:=[.A19]*[.E19]" office:value-type="float" office:value="0.608">
            <text:p>0.60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pcb</text:p>
          </table:table-cell>
          <table:table-cell office:value-type="string">
            <text:p>eurocircuits per 25</text:p>
          </table:table-cell>
          <table:table-cell table:formula="of:=7" office:value-type="float" office:value="7">
            <text:p>7</text:p>
          </table:table-cell>
          <table:table-cell table:formula="of:=[.A20]*[.E20]" office:value-type="float" office:value="7">
            <text:p>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formula="of:=SUM([.F3:.F21])" office:value-type="float" office:value="28.7595">
            <text:p>28.759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11/30/2011</text:date>, <text:time>22:1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11-30T22:15:37</dc:date>
    <dc:creator>jaap </dc:creator>
    <meta:editing-duration>PT02H36M44S</meta:editing-duration>
    <meta:editing-cycles>2</meta:editing-cycles>
    <meta:document-statistic meta:table-count="1" meta:cell-count="107" meta:object-count="0"/>
  </office:meta>
</office:document-meta>
</file>